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="Arrow" draw:marker-end="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="Arrow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.352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1.8cm" svg:y1="1.4cm" svg:x2="1.8cm" svg:y2="19cm">
          <text:p/>
        </draw:line>
        <draw:line draw:style-name="gr2" draw:text-style-name="P1" draw:layer="layout" svg:x1="1.8cm" svg:y1="19cm" svg:x2="24.3cm" svg:y2="19cm">
          <text:p/>
        </draw:line>
        <draw:line draw:style-name="gr3" draw:text-style-name="P1" draw:layer="layout" svg:x1="7.575cm" svg:y1="7cm" svg:x2="2.7cm" svg:y2="10.6cm">
          <text:p/>
        </draw:line>
        <draw:path draw:style-name="gr4" draw:text-style-name="P1" draw:layer="layout" svg:width="16.8cm" svg:height="17.75cm" draw:transform="skewX (0.00139626340159547) rotate (1.37881010907552) translate (4.57499997707198cm 17.5697458590976cm)" svg:viewBox="0 0 16801 17751" svg:d="m0 0c35941-1 3037 17751 3037 17751 0 0-82-420 0 0l-82-420">
          <text:p/>
        </draw:path>
        <draw:line draw:style-name="gr3" draw:text-style-name="P1" draw:layer="layout" svg:x1="7.575cm" svg:y1="7cm" svg:x2="18.075cm" svg:y2="7cm">
          <text:p/>
        </draw:line>
        <draw:line draw:style-name="gr3" draw:text-style-name="P1" draw:layer="layout" svg:x1="18.075cm" svg:y1="7cm" svg:x2="23.7cm" svg:y2="1.6cm">
          <text:p/>
        </draw:line>
        <draw:line draw:style-name="gr5" draw:text-style-name="P1" draw:layer="layout" svg:x1="2.513cm" svg:y1="16.6cm" svg:x2="5.138cm" svg:y2="15.2cm">
          <text:p/>
        </draw:line>
        <draw:line draw:style-name="gr5" draw:text-style-name="P1" draw:layer="layout" svg:x1="21.45cm" svg:y1="15.2cm" svg:x2="5.325cm" svg:y2="15.2cm">
          <text:p/>
        </draw:line>
        <draw:line draw:style-name="gr5" draw:text-style-name="P1" draw:layer="layout" svg:x1="21.45cm" svg:y1="15.3cm" svg:x2="25.2cm" svg:y2="12cm">
          <text:p/>
        </draw:line>
        <draw:line draw:style-name="gr6" draw:text-style-name="P1" draw:layer="layout" svg:x1="22.2cm" svg:y1="14.7cm" svg:x2="22.2cm" svg:y2="3cm">
          <text:p/>
        </draw:line>
        <draw:line draw:style-name="gr7" draw:text-style-name="P1" draw:layer="layout" svg:x1="22.2cm" svg:y1="3cm" svg:x2="18.075cm" svg:y2="7cm">
          <text:p/>
        </draw:line>
        <draw:line draw:style-name="gr8" draw:text-style-name="P1" draw:layer="layout" svg:x1="7.575cm" svg:y1="7cm" svg:x2="18.075cm" svg:y2="7cm">
          <text:p/>
        </draw:line>
        <draw:line draw:style-name="gr9" draw:text-style-name="P1" draw:layer="layout" svg:x1="6.075cm" svg:y1="15.2cm" svg:x2="7.575cm" svg:y2="7cm">
          <text:p/>
        </draw:line>
        <draw:line draw:style-name="gr8" draw:text-style-name="P1" draw:layer="layout" svg:x1="22.2cm" svg:y1="14.7cm" svg:x2="21.45cm" svg:y2="15.2cm">
          <text:p/>
        </draw:line>
        <draw:line draw:style-name="gr7" draw:text-style-name="P1" draw:layer="layout" svg:x1="6.075cm" svg:y1="15.2cm" svg:x2="21.45cm" svg:y2="15.2cm">
          <text:p/>
        </draw:line>
        <draw:frame draw:style-name="gr10" draw:text-style-name="P2" draw:layer="layout" svg:width="1.118cm" svg:height="1.295cm" svg:x="0.6cm" svg:y="1.4cm">
          <draw:text-box>
            <text:p text:style-name="P2">T</text:p>
          </draw:text-box>
        </draw:frame>
        <draw:frame draw:style-name="gr10" draw:text-style-name="P2" draw:layer="layout" svg:width="1.025cm" svg:height="1.295cm" svg:x="24.2cm" svg:y="19.105cm">
          <draw:text-box>
            <text:p text:style-name="P2">s</text:p>
          </draw:text-box>
        </draw:frame>
        <draw:frame draw:style-name="gr10" draw:layer="layout" svg:width="0.953cm" svg:height="1.062cm" svg:x="22.575cm" svg:y="15.3cm">
          <draw:text-box>
            <text:p>1</text:p>
          </draw:text-box>
        </draw:frame>
        <draw:frame draw:style-name="gr10" draw:layer="layout" svg:width="0.953cm" svg:height="1.062cm" svg:x="21.2cm" svg:y="2cm">
          <draw:text-box>
            <text:p>2</text:p>
          </draw:text-box>
        </draw:frame>
        <draw:frame draw:style-name="gr11" draw:layer="layout" svg:width="0.953cm" svg:height="1.062cm" svg:x="5.647cm" svg:y="15.6cm">
          <draw:text-box>
            <text:p>4</text:p>
          </draw:text-box>
        </draw:frame>
        <draw:frame draw:style-name="gr10" draw:layer="layout" svg:width="0.953cm" svg:height="1.062cm" svg:x="6.6cm" svg:y="6.138cm">
          <draw:text-box>
            <text:p>3</text:p>
          </draw:text-box>
        </draw:frame>
        <draw:frame draw:style-name="gr12" draw:layer="layout" svg:width="1.209cm" svg:height="1.062cm" svg:x="24.191cm" svg:y="12.8cm">
          <draw:text-box>
            <text:p>P<text:span text:style-name="T1">1</text:span></text:p>
          </draw:text-box>
        </draw:frame>
        <draw:frame draw:style-name="gr12" draw:layer="layout" svg:width="1.209cm" svg:height="1.062cm" svg:x="23.392cm" svg:y="2.1cm">
          <draw:text-box>
            <text:p>P<text:span text:style-name="T1">2</text:span></text:p>
          </draw:text-box>
        </draw:frame>
        <draw:frame draw:style-name="gr12" draw:layer="layout" svg:width="1.175cm" svg:height="1.062cm" svg:x="0.591cm" svg:y="14.1cm">
          <draw:text-box>
            <text:p>T<text:span text:style-name="T1">1</text:span></text:p>
          </draw:text-box>
        </draw:frame>
        <draw:frame draw:style-name="gr12" draw:layer="layout" svg:width="1.175cm" svg:height="1.062cm" svg:x="0.625cm" svg:y="15cm">
          <draw:text-box>
            <text:p>T<text:span text:style-name="T1">4</text:span></text:p>
          </draw:text-box>
        </draw:frame>
        <draw:frame draw:style-name="gr12" draw:layer="layout" svg:width="1.175cm" svg:height="1.062cm" svg:x="0.592cm" svg:y="6.9cm">
          <draw:text-box>
            <text:p>T<text:span text:style-name="T1">3</text:span></text:p>
          </draw:text-box>
        </draw:frame>
        <draw:frame draw:style-name="gr12" draw:layer="layout" svg:width="1.175cm" svg:height="1.062cm" svg:x="0.625cm" svg:y="3.3cm">
          <draw:text-box>
            <text:p>T<text:span text:style-name="T1">2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5-02-16T20:34:28</meta:creation-date>
    <dc:date>2015-02-19T17:01:48</dc:date>
    <dc:creator>Jeff Gomes</dc:creator>
    <meta:editing-duration>P2DT20H16M17S</meta:editing-duration>
    <meta:editing-cycles>4</meta:editing-cycles>
    <meta:generator>LibreOffice/3.5$Linux_X86_64 LibreOffice_project/350m1$Build-2</meta:generator>
    <meta:document-statistic meta:object-count="50"/>
  </office:meta>
</office:document-meta>
</file>